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fo:font-size="9pt" style:font-size-asian="9pt" style:font-size-complex="9pt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T19" style:parent-style-name="Fuentedepárrafopredeter." style:family="text">
      <style:text-properties fo:font-size="9pt" style:font-size-asian="9pt" style:font-size-complex="9pt"/>
    </style:style>
    <style:style style:name="T20" style:parent-style-name="Fuentedepárrafopredeter." style:family="text">
      <style:text-properties fo:font-size="9pt" style:font-size-asian="9pt" style:font-size-complex="9pt"/>
    </style:style>
    <style:style style:name="T21" style:parent-style-name="Fuentedepárrafopredeter." style:family="text">
      <style:text-properties style:font-name="Arial" style:font-name-complex="Arial" fo:color="#000000"/>
    </style:style>
    <style:style style:name="T22" style:parent-style-name="Fuentedepárrafopredeter." style:family="text">
      <style:text-properties fo:font-size="9pt" style:font-size-asian="9pt" style:font-size-complex="9pt"/>
    </style:style>
    <style:style style:name="T23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4" style:parent-style-name="Fuentedepárrafopredeter." style:family="text">
      <style:text-properties fo:font-size="9pt" style:font-size-asian="9pt" style:font-size-complex="9pt"/>
    </style:style>
    <style:style style:name="T2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9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0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3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0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5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6" style:parent-style-name="Standard" style:family="paragraph">
      <style:paragraph-properties fo:text-align="justify"/>
    </style:style>
    <style:style style:name="T5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6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7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8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82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8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8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8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8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9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3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10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0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0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10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0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11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11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112" style:parent-style-name="Fuentedepárrafopredeter." style:family="text">
      <style:text-properties fo:font-size="9pt" style:font-size-asian="9pt" style:font-size-complex="9pt"/>
    </style:style>
    <style:style style:name="T113" style:parent-style-name="Fuentedepárrafopredeter." style:family="text">
      <style:text-properties fo:font-size="9pt" style:font-size-asian="9pt" style:font-size-complex="9pt"/>
    </style:style>
    <style:style style:name="T114" style:parent-style-name="Fuentedepárrafopredeter." style:family="text">
      <style:text-properties fo:font-size="9pt" style:font-size-asian="9pt" style:font-size-complex="9pt"/>
    </style:style>
    <style:style style:name="T115" style:parent-style-name="Fuentedepárrafopredeter." style:family="text">
      <style:text-properties fo:font-size="9pt" style:font-size-asian="9pt" style:font-size-complex="9pt"/>
    </style:style>
    <style:style style:name="T116" style:parent-style-name="Fuentedepárrafopredeter." style:family="text">
      <style:text-properties fo:font-size="9pt" style:font-size-asian="9pt" style:font-size-complex="9pt"/>
    </style:style>
    <style:style style:name="T117" style:parent-style-name="Fuentedepárrafopredeter." style:family="text">
      <style:text-properties fo:font-size="9pt" style:font-size-asian="9pt" style:font-size-complex="9pt"/>
    </style:style>
    <style:style style:name="T118" style:parent-style-name="Fuentedepárrafopredeter." style:family="text">
      <style:text-properties fo:font-size="9pt" style:font-size-asian="9pt" style:font-size-complex="9pt"/>
    </style:style>
    <style:style style:name="T119" style:parent-style-name="Fuentedepárrafopredeter." style:family="text">
      <style:text-properties fo:font-size="9pt" style:font-size-asian="9pt" style:font-size-complex="9pt"/>
    </style:style>
    <style:style style:name="T120" style:parent-style-name="Fuentedepárrafopredeter." style:family="text">
      <style:text-properties fo:font-size="9pt" style:font-size-asian="9pt" style:font-size-complex="9pt"/>
    </style:style>
    <style:style style:name="T121" style:parent-style-name="Fuentedepárrafopredeter." style:family="text">
      <style:text-properties fo:font-size="9pt" style:font-size-asian="9pt" style:font-size-complex="9pt"/>
    </style:style>
    <style:style style:name="T122" style:parent-style-name="Fuentedepárrafopredeter." style:family="text">
      <style:text-properties fo:font-size="9pt" style:font-size-asian="9pt" style:font-size-complex="9pt"/>
    </style:style>
    <style:style style:name="TableColumn124" style:family="table-column">
      <style:table-column-properties style:column-width="5.743in" style:use-optimal-column-width="false"/>
    </style:style>
    <style:style style:name="TableColumn125" style:family="table-column">
      <style:table-column-properties style:column-width="0.9444in" style:use-optimal-column-width="false"/>
    </style:style>
    <style:style style:name="Table123" style:family="table">
      <style:table-properties style:width="6.6875in" fo:margin-left="-0.0555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128" style:parent-style-name="Fuentedepárrafopredeter." style:family="text">
      <style:text-properties fo:font-size="9pt" style:font-size-asian="9pt" style:font-size-complex="9pt"/>
    </style:style>
    <style:style style:name="T12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0" style:parent-style-name="Fuentedepárrafopredeter." style:family="text">
      <style:text-properties fo:font-size="9pt" style:font-size-asian="9pt" style:font-size-complex="9pt"/>
    </style:style>
    <style:style style:name="T13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2" style:parent-style-name="Fuentedepárrafopredeter." style:family="text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/>
    </style:style>
    <style:style style:name="P134" style:parent-style-name="Standard" style:family="paragraph">
      <style:text-properties fo:font-size="9pt" style:font-size-asian="9pt" style:font-size-complex="9pt"/>
    </style:style>
    <style:style style:name="T13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3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3" style:parent-style-name="Fuentedepárrafopredeter." style:family="text">
      <style:text-properties fo:font-size="9pt" style:font-size-asian="9pt" style:font-size-complex="9pt"/>
    </style:style>
    <style:style style:name="T144" style:parent-style-name="Fuentedepárrafopredeter." style:family="text">
      <style:text-properties fo:font-size="9pt" style:font-size-asian="9pt" style:font-size-complex="9pt"/>
    </style:style>
    <style:style style:name="T14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47" style:parent-style-name="Fuentedepárrafopredeter." style:family="text">
      <style:text-properties fo:font-size="9pt" style:font-size-asian="9pt" style:font-size-complex="9pt"/>
    </style:style>
    <style:style style:name="T148" style:parent-style-name="Fuentedepárrafopredeter." style:family="text">
      <style:text-properties fo:font-size="9pt" style:font-size-asian="9pt" style:font-size-complex="9pt"/>
    </style:style>
    <style:style style:name="T149" style:parent-style-name="Fuentedepárrafopredeter." style:family="text">
      <style:text-properties fo:font-size="9pt" style:font-size-asian="9pt" style:font-size-complex="9pt"/>
    </style:style>
    <style:style style:name="T150" style:parent-style-name="Fuentedepárrafopredeter." style:family="text">
      <style:text-properties fo:font-size="9pt" style:font-size-asian="9pt" style:font-size-complex="9pt"/>
    </style:style>
    <style:style style:name="T151" style:parent-style-name="Fuentedepárrafopredeter." style:family="text">
      <style:text-properties fo:font-size="9pt" style:font-size-asian="9pt" style:font-size-complex="9pt"/>
    </style:style>
    <style:style style:name="T152" style:parent-style-name="Fuentedepárrafopredeter." style:family="text">
      <style:text-properties fo:font-size="9pt" style:font-size-asian="9pt" style:font-size-complex="9pt"/>
    </style:style>
    <style:style style:name="T153" style:parent-style-name="Fuentedepárrafopredeter." style:family="text">
      <style:text-properties fo:font-size="9pt" style:font-size-asian="9pt" style:font-size-complex="9pt"/>
    </style:style>
    <style:style style:name="P154" style:parent-style-name="Standard" style:family="paragraph">
      <style:text-properties fo:font-size="9pt" style:font-size-asian="9pt" style:font-size-complex="9pt"/>
    </style:style>
    <style:style style:name="T155" style:parent-style-name="Fuentedepárrafopredeter." style:family="text">
      <style:text-properties fo:font-size="9pt" style:font-size-asian="9pt" style:font-size-complex="9pt"/>
    </style:style>
    <style:style style:name="T156" style:parent-style-name="Fuentedepárrafopredeter." style:family="text">
      <style:text-properties fo:font-size="9pt" style:font-size-asian="9pt" style:font-size-complex="9pt"/>
    </style:style>
    <style:style style:name="T15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58" style:parent-style-name="Standard" style:family="paragraph">
      <style:text-properties fo:font-weight="bold" style:font-weight-asian="bold" fo:font-size="9pt" style:font-size-asian="9pt" style:font-size-complex="9pt"/>
    </style:style>
    <style:style style:name="P159" style:parent-style-name="Standard" style:family="paragraph">
      <style:text-properties fo:font-size="9pt" style:font-size-asian="9pt" style:font-size-complex="9pt"/>
    </style:style>
    <style:style style:name="T16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61" style:parent-style-name="Standard" style:family="paragraph">
      <style:text-properties fo:font-size="9pt" style:font-size-asian="9pt" style:font-size-complex="9pt"/>
    </style:style>
    <style:style style:name="P162" style:parent-style-name="Standard" style:family="paragraph">
      <style:text-properties fo:font-size="9pt" style:font-size-asian="9pt" style:font-size-complex="9pt"/>
    </style:style>
    <style:style style:name="P163" style:parent-style-name="Standard" style:family="paragraph">
      <style:text-properties fo:font-size="9pt" style:font-size-asian="9pt" style:font-size-complex="9pt"/>
    </style:style>
    <style:style style:name="P164" style:parent-style-name="Standard" style:family="paragraph">
      <style:text-properties fo:font-size="9pt" style:font-size-asian="9pt" style:font-size-complex="9pt"/>
    </style:style>
    <style:style style:name="P165" style:parent-style-name="Standard" style:family="paragraph">
      <style:text-properties fo:font-size="9pt" style:font-size-asian="9pt" style:font-size-complex="9pt"/>
    </style:style>
    <style:style style:name="P166" style:parent-style-name="Standard" style:family="paragraph">
      <style:text-properties fo:font-size="9pt" style:font-size-asian="9pt" style:font-size-complex="9pt"/>
    </style:style>
    <style:style style:name="T167" style:parent-style-name="Fuentedepárrafopredeter." style:family="text">
      <style:text-properties fo:font-size="9pt" style:font-size-asian="9pt" style:font-size-complex="9pt"/>
    </style:style>
    <style:style style:name="T16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69" style:parent-style-name="Fuentedepárrafopredeter." style:family="text">
      <style:text-properties fo:font-size="9pt" style:font-size-asian="9pt" style:font-size-complex="9pt"/>
    </style:style>
    <style:style style:name="T170" style:parent-style-name="Fuentedepárrafopredeter." style:family="text">
      <style:text-properties fo:font-size="9pt" style:font-size-asian="9pt" style:font-size-complex="9pt"/>
    </style:style>
    <style:style style:name="T17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72" style:parent-style-name="Standard" style:family="paragraph">
      <style:text-properties fo:font-size="9pt" style:font-size-asian="9pt" style:font-size-complex="9pt"/>
    </style:style>
    <style:style style:name="P173" style:parent-style-name="Standard" style:family="paragraph">
      <style:text-properties fo:font-size="9pt" style:font-size-asian="9pt" style:font-size-complex="9pt"/>
    </style:style>
    <style:style style:name="P174" style:parent-style-name="Standard" style:family="paragraph">
      <style:text-properties fo:font-size="9pt" style:font-size-asian="9pt" style:font-size-complex="9pt"/>
    </style:style>
    <style:style style:name="T175" style:parent-style-name="Fuentedepárrafopredeter." style:family="text">
      <style:text-properties fo:font-size="9pt" style:font-size-asian="9pt" style:font-size-complex="9pt"/>
    </style:style>
    <style:style style:name="T176" style:parent-style-name="Fuentedepárrafopredeter." style:family="text">
      <style:text-properties fo:font-size="9pt" style:font-size-asian="9pt" style:font-size-complex="9pt"/>
    </style:style>
    <style:style style:name="T177" style:parent-style-name="Fuentedepárrafopredeter." style:family="text">
      <style:text-properties fo:font-size="9pt" style:font-size-asian="9pt" style:font-size-complex="9pt"/>
    </style:style>
    <style:style style:name="T178" style:parent-style-name="Fuentedepárrafopredeter." style:family="text">
      <style:text-properties fo:font-size="9pt" style:font-size-asian="9pt" style:font-size-complex="9pt"/>
    </style:style>
    <style:style style:name="T179" style:parent-style-name="Fuentedepárrafopredeter." style:family="text">
      <style:text-properties fo:font-size="9pt" style:font-size-asian="9pt" style:font-size-complex="9pt"/>
    </style:style>
    <style:style style:name="T180" style:parent-style-name="Fuentedepárrafopredeter." style:family="text">
      <style:text-properties fo:font-size="9pt" style:font-size-asian="9pt" style:font-size-complex="9pt"/>
    </style:style>
    <style:style style:name="T181" style:parent-style-name="Fuentedepárrafopredeter." style:family="text">
      <style:text-properties fo:font-size="9pt" style:font-size-asian="9pt" style:font-size-complex="9pt"/>
    </style:style>
    <style:style style:name="T18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8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84" style:parent-style-name="Fuentedepárrafopredeter." style:family="text">
      <style:text-properties fo:font-size="9pt" style:font-size-asian="9pt" style:font-size-complex="9pt"/>
    </style:style>
    <style:style style:name="T185" style:parent-style-name="Fuentedepárrafopredeter." style:family="text">
      <style:text-properties fo:font-size="9pt" style:font-size-asian="9pt" style:font-size-complex="9pt"/>
    </style:style>
    <style:style style:name="T186" style:parent-style-name="Fuentedepárrafopredeter." style:family="text">
      <style:text-properties fo:font-size="9pt" style:font-size-asian="9pt" style:font-size-complex="9pt"/>
    </style:style>
    <style:style style:name="T18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8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8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9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9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92" style:parent-style-name="Standard" style:family="paragraph">
      <style:text-properties fo:font-size="9pt" style:font-size-asian="9pt" style:font-size-complex="9pt"/>
    </style:style>
    <style:style style:name="P193" style:parent-style-name="Standard" style:family="paragraph">
      <style:text-properties fo:font-size="9pt" style:font-size-asian="9pt" style:font-size-complex="9pt"/>
    </style:style>
    <style:style style:name="P194" style:parent-style-name="Standard" style:family="paragraph">
      <style:text-properties fo:font-size="9pt" style:font-size-asian="9pt" style:font-size-complex="9pt"/>
    </style:style>
    <style:style style:name="T195" style:parent-style-name="Fuentedepárrafopredeter." style:family="text">
      <style:text-properties fo:font-size="9pt" style:font-size-asian="9pt" style:font-size-complex="9pt"/>
    </style:style>
    <style:style style:name="T196" style:parent-style-name="Fuentedepárrafopredeter." style:family="text">
      <style:text-properties fo:font-size="9pt" style:font-size-asian="9pt" style:font-size-complex="9pt"/>
    </style:style>
    <style:style style:name="T197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198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199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200" style:parent-style-name="Fuentedepárrafopredeter." style:family="text">
      <style:text-properties fo:color="#000000" fo:font-size="9pt" style:font-size-asian="9pt" style:font-size-complex="9pt"/>
    </style:style>
    <style:style style:name="P201" style:parent-style-name="Standard" style:family="paragraph">
      <style:text-properties fo:font-size="9pt" style:font-size-asian="9pt" style:font-size-complex="9pt"/>
    </style:style>
    <style:style style:name="P202" style:parent-style-name="Standard" style:family="paragraph">
      <style:text-properties fo:font-size="9pt" style:font-size-asian="9pt" style:font-size-complex="9pt"/>
    </style:style>
    <style:style style:name="P203" style:parent-style-name="Standard" style:family="paragraph">
      <style:text-properties fo:font-size="9pt" style:font-size-asian="9pt" style:font-size-complex="9pt"/>
    </style:style>
    <style:style style:name="P204" style:parent-style-name="Standard" style:family="paragraph">
      <style:text-properties fo:font-size="9pt" style:font-size-asian="9pt" style:font-size-complex="9pt" style:rfc-language-tag="es-ES_tradnl" fo:language="es"/>
    </style:style>
    <style:style style:name="P205" style:parent-style-name="Standard" style:family="paragraph">
      <style:text-properties fo:font-size="9pt" style:font-size-asian="9pt" style:font-size-complex="9pt" style:rfc-language-tag="es-ES_tradnl" fo:language="es"/>
    </style:style>
    <style:style style:name="T20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207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208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20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210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11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12" style:parent-style-name="Standard" style:family="paragraph">
      <style:text-properties fo:font-size="9pt" style:font-size-asian="9pt" style:font-size-complex="9pt" style:rfc-language-tag="es-ES_tradnl" fo:language="es"/>
    </style:style>
    <style:style style:name="P213" style:parent-style-name="Standard" style:family="paragraph">
      <style:text-properties fo:font-size="9pt" style:font-size-asian="9pt" style:font-size-complex="9pt" style:rfc-language-tag="es-ES_tradnl" fo:language="es"/>
    </style:style>
    <style:style style:name="P214" style:parent-style-name="Standard" style:family="paragraph">
      <style:text-properties fo:font-size="9pt" style:font-size-asian="9pt" style:font-size-complex="9pt" style:rfc-language-tag="es-ES_tradnl" fo:language="es"/>
    </style:style>
    <style:style style:name="P215" style:parent-style-name="Standard" style:family="paragraph">
      <style:text-properties fo:font-size="9pt" style:font-size-asian="9pt" style:font-size-complex="9pt" style:rfc-language-tag="es-ES_tradnl" fo:language="es"/>
    </style:style>
    <style:style style:name="P216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8" style:parent-style-name="Standard" style:family="paragraph">
      <style:text-properties fo:font-size="9pt" style:font-size-asian="9pt" style:font-size-complex="9pt"/>
    </style:style>
    <style:style style:name="P219" style:parent-style-name="Standard" style:family="paragraph">
      <style:text-properties fo:font-size="9pt" style:font-size-asian="9pt" style:font-size-complex="9pt"/>
    </style:style>
    <style:style style:name="P220" style:parent-style-name="Standard" style:family="paragraph">
      <style:text-properties fo:font-size="9pt" style:font-size-asian="9pt" style:font-size-complex="9pt"/>
    </style:style>
    <style:style style:name="P221" style:parent-style-name="Standard" style:family="paragraph">
      <style:text-properties fo:font-size="9pt" style:font-size-asian="9pt" style:font-size-complex="9pt"/>
    </style:style>
    <style:style style:name="P222" style:parent-style-name="Standard" style:family="paragraph">
      <style:text-properties fo:font-size="9pt" style:font-size-asian="9pt" style:font-size-complex="9pt"/>
    </style:style>
    <style:style style:name="P223" style:parent-style-name="Standard" style:family="paragraph">
      <style:text-properties fo:font-size="9pt" style:font-size-asian="9pt" style:font-size-complex="9pt"/>
    </style:style>
    <style:style style:name="P224" style:parent-style-name="Standard" style:family="paragraph">
      <style:text-properties fo:font-size="9pt" style:font-size-asian="9pt" style:font-size-complex="9pt"/>
    </style:style>
    <style:style style:name="P225" style:parent-style-name="Standard" style:family="paragraph">
      <style:text-properties fo:font-size="9pt" style:font-size-asian="9pt" style:font-size-complex="9pt"/>
    </style:style>
    <style:style style:name="P226" style:parent-style-name="Standard" style:family="paragraph">
      <style:text-properties fo:font-size="9pt" style:font-size-asian="9pt" style:font-size-complex="9pt"/>
    </style:style>
    <style:style style:name="P227" style:parent-style-name="Standard" style:family="paragraph">
      <style:text-properties fo:font-size="9pt" style:font-size-asian="9pt" style:font-size-complex="9pt"/>
    </style:style>
    <style:style style:name="P228" style:parent-style-name="Standard" style:family="paragraph">
      <style:text-properties fo:font-size="9pt" style:font-size-asian="9pt" style:font-size-complex="9pt"/>
    </style:style>
    <style:style style:name="P229" style:parent-style-name="Standard" style:family="paragraph">
      <style:text-properties fo:font-size="9pt" style:font-size-asian="9pt" style:font-size-complex="9pt"/>
    </style:style>
    <style:style style:name="P230" style:parent-style-name="Standard" style:family="paragraph">
      <style:text-properties fo:font-size="9pt" style:font-size-asian="9pt" style:font-size-complex="9pt"/>
    </style:style>
    <style:style style:name="P231" style:parent-style-name="Standard" style:family="paragraph">
      <style:text-properties fo:font-size="9pt" style:font-size-asian="9pt" style:font-size-complex="9pt"/>
    </style:style>
    <style:style style:name="P232" style:parent-style-name="Standard" style:family="paragraph">
      <style:text-properties fo:font-size="9pt" style:font-size-asian="9pt" style:font-size-complex="9pt"/>
    </style:style>
    <style:style style:name="P233" style:parent-style-name="Standard" style:family="paragraph">
      <style:text-properties fo:font-size="9pt" style:font-size-asian="9pt" style:font-size-complex="9pt"/>
    </style:style>
    <style:style style:name="P234" style:parent-style-name="Standard" style:family="paragraph">
      <style:text-properties fo:font-size="9pt" style:font-size-asian="9pt" style:font-size-complex="9pt"/>
    </style:style>
    <style:style style:name="P235" style:parent-style-name="Standard" style:family="paragraph">
      <style:text-properties fo:font-weight="bold" style:font-weight-asian="bold" fo:font-size="9pt" style:font-size-asian="9pt" style:font-size-complex="9pt"/>
    </style:style>
    <style:style style:name="P236" style:parent-style-name="Standard" style:family="paragraph">
      <style:text-properties fo:font-weight="bold" style:font-weight-asian="bold" fo:font-size="9pt" style:font-size-asian="9pt" style:font-size-complex="9pt"/>
    </style:style>
    <style:style style:name="P237" style:parent-style-name="Standard" style:family="paragraph">
      <style:text-properties fo:font-weight="bold" style:font-weight-asian="bold" fo:font-size="9pt" style:font-size-asian="9pt" style:font-size-complex="9pt"/>
    </style:style>
    <style:style style:name="P238" style:parent-style-name="Standard" style:family="paragraph">
      <style:text-properties fo:font-weight="bold" style:font-weight-asian="bold" fo:font-size="9pt" style:font-size-asian="9pt" style:font-size-complex="9pt"/>
    </style:style>
    <style:style style:name="P239" style:parent-style-name="Standard" style:family="paragraph">
      <style:text-properties fo:font-size="9pt" style:font-size-asian="9pt" style:font-size-complex="9pt"/>
    </style:style>
    <style:style style:name="P240" style:parent-style-name="Standard" style:family="paragraph">
      <style:text-properties fo:font-size="9pt" style:font-size-asian="9pt" style:font-size-complex="9pt"/>
    </style:style>
    <style:style style:name="P241" style:parent-style-name="Standard" style:family="paragraph">
      <style:text-properties fo:font-size="9pt" style:font-size-asian="9pt" style:font-size-complex="9pt"/>
    </style:style>
    <style:style style:name="P242" style:parent-style-name="Standard" style:family="paragraph">
      <style:text-properties fo:font-size="9pt" style:font-size-asian="9pt" style:font-size-complex="9pt"/>
    </style:style>
    <style:style style:name="P243" style:parent-style-name="Standard" style:family="paragraph">
      <style:text-properties fo:font-size="9pt" style:font-size-asian="9pt" style:font-size-complex="9pt"/>
    </style:style>
    <style:style style:name="P244" style:parent-style-name="Standard" style:family="paragraph">
      <style:text-properties fo:font-size="9pt" style:font-size-asian="9pt" style:font-size-complex="9pt"/>
    </style:style>
    <style:style style:name="P245" style:parent-style-name="Standard" style:family="paragraph">
      <style:text-properties fo:font-size="9pt" style:font-size-asian="9pt" style:font-size-complex="9pt"/>
    </style:style>
    <style:style style:name="P246" style:parent-style-name="Standard" style:family="paragraph">
      <style:text-properties fo:font-size="9pt" style:font-size-asian="9pt" style:font-size-complex="9pt"/>
    </style:style>
    <style:style style:name="P247" style:parent-style-name="Standard" style:family="paragraph">
      <style:text-properties fo:font-size="9pt" style:font-size-asian="9pt" style:font-size-complex="9pt"/>
    </style:style>
    <style:style style:name="P248" style:parent-style-name="Standard" style:family="paragraph">
      <style:text-properties fo:font-size="9pt" style:font-size-asian="9pt" style:font-size-complex="9pt"/>
    </style:style>
    <style:style style:name="P249" style:parent-style-name="Standard" style:family="paragraph">
      <style:text-properties fo:font-size="9pt" style:font-size-asian="9pt" style:font-size-complex="9pt"/>
    </style:style>
    <style:style style:name="P250" style:parent-style-name="Standard" style:family="paragraph">
      <style:text-properties fo:font-size="9pt" style:font-size-asian="9pt" style:font-size-complex="9pt"/>
    </style:style>
    <style:style style:name="P251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52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55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256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Standard"><text:span text:style-name="T14">Trabajador:</text:span><text:span text:style-name="T15"><text:s/></text:span><text:span text:style-name="T16">Pedro Sáez Herrero</text:span></text:p>
            <text:p text:style-name="P17">N.I.F.: <text:s text:c="40"/></text:p>
            <text:p text:style-name="P18">Nº de afiliación a la Seg. Soc.:</text:p>
            <text:p text:style-name="Standard"><text:span text:style-name="T19"><text:s/>Grupo profesional:</text:span><text:span text:style-name="T20"><text:s/></text:span><text:span text:style-name="T21">Educador Infantil</text:span></text:p>
            <text:p text:style-name="Standard"><text:span text:style-name="T22">Grupo de cotización: <text:s text:c="8"/></text:span><text:span text:style-name="T23">2</text:span><text:span text:style-name="T24"><text:s text:c="11"/>Antigüedad:</text:span></text:p>
          </table:table-cell>
        </table:table-row>
      </table:table>
      <text:p text:style-name="Standard"><text:span text:style-name="T25"><draw:frame draw:z-index="251658240" draw:id="id0" draw:style-name="a0" draw:name="Marco1" text:anchor-type="paragraph" svg:x="-0.11409in" svg:y="6.31372in" svg:width="6.93125in" svg:height="2.46875in" style:rel-width="scale" style:rel-height="scale"><draw:text-box><text:p text:style-name="P26">Determinación de las bases de cotización a la Seguridad Social y conceptos de recaudación conjunta y de la base sujeta a I.R.P.F. y aportación de la empresa:</text:p><text:p text:style-name="P27"><text:span text:style-name="T28"><text:s text:c="98"/></text:span><text:span text:style-name="T29"><text:s text:c="3"/>BASE <text:s text:c="14"/>TIPO <text:s text:c="16"/></text:span><text:span text:style-name="T30">APORTACIÓN DE LA EMPRESA</text:span></text:p><text:p text:style-name="P31">1. Base de cotización por contingencias comunes:</text:p><text:p text:style-name="P32"><text:span text:style-name="T33"><text:s text:c="5"/>Remuneración mensual: <text:s text:c="2"/></text:span><text:span text:style-name="T34">1229,66</text:span><text:span text:style-name="T35">+</text:span><text:span text:style-name="T36">64,26</text:span><text:span text:style-name="T37">+</text:span><text:span text:style-name="T38">65,84</text:span><text:span text:style-name="T39">=</text:span><text:span text:style-name="T40">1359,79</text:span><text:span text:style-name="T41"><text:s text:c="25"/></text:span></text:p><text:p text:style-name="P42"><text:span text:style-name="T43"><text:s text:c="5"/>Prorrata pagas extraordinarias:<text:s/></text:span><text:span text:style-name="T44">2</text:span><text:span text:style-name="T45">*(1,</text:span><text:span text:style-name="T46">327,62</text:span><text:span text:style-name="T47">+</text:span><text:span text:style-name="T48">64,26</text:span><text:span text:style-name="T49">+</text:span><text:span text:style-name="T50">65,84</text:span><text:span text:style-name="T51">)/12=</text:span><text:span text:style-name="T52">242,95</text:span><text:span text:style-name="T53"><text:s/></text:span><text:span text:style-name="T54"><text:s text:c="18"/></text:span><text:span text:style-name="T55"><text:s/></text:span></text:p><text:p text:style-name="P56"><text:span text:style-name="T57"><text:s text:c="18"/></text:span><text:span text:style-name="T58"><text:s text:c="37"/>TOTAL</text:span><text:span text:style-name="T59">:....</text:span><text:span text:style-name="T60">1,602.74</text:span><text:span text:style-name="T61"><text:s text:c="9"/></text:span><text:span text:style-name="T62"><text:s text:c="21"/></text:span><text:span text:style-name="T63">23,60</text:span><text:span text:style-name="T64"><text:s text:c="24"/></text:span><text:span text:style-name="T65">758,15</text:span><text:span text:style-name="T66"><text:s text:c="3"/></text:span><text:span text:style-name="T67"><text:s text:c="2"/></text:span><text:span text:style-name="T68"><text:s text:c="15"/></text:span></text:p><text:p text:style-name="P69"><text:span text:style-name="T70"><text:s/>2.- Base de cotización por contingencias <text:s/></text:span><text:span text:style-name="T71">….(</text:span><text:span text:style-name="T72">1,602,74</text:span><text:span text:style-name="T73">+</text:span><text:span text:style-name="T74">72</text:span><text:span text:style-name="T75">)=</text:span><text:span text:style-name="T76">1674,74</text:span><text:span text:style-name="T77"><text:s text:c="16"/></text:span></text:p><text:p text:style-name="P78"><text:span text:style-name="T79"><text:s text:c="8"/>Profesionales( AT Y EP) y conceptos</text:span><text:span text:style-name="T80">………… <text:s text:c="13"/></text:span></text:p><text:p text:style-name="P81"><text:s text:c="8"/>de recaudación <text:s/>conjunta <text:s text:c="14"/>AT <text:s/>y EP <text:s text:c="3"/>……………………………. <text:s text:c="2"/>1,65<text:tab/><text:tab/><text:s text:c="3"/>32,66<text:tab/><text:s text:c="23"/></text:p><text:p text:style-name="P82"><text:s text:c="63"/>Desempleo <text:s text:c="2"/>……………………………<text:s/>5,50<text:s text:c="16"/><text:s text:c="5"/><text:s/>179,65<text:s text:c="2"/></text:p><text:p text:style-name="P83"><text:s text:c="62"/>Formación Profesional <text:s/>…………………0,60<text:s text:c="17"/><text:s text:c="6"/><text:s/>19,59</text:p><text:p text:style-name="P84"><text:s text:c="15"/><text:s text:c="47"/>Fondo Garantía <text:s/>Salarial <text:s text:c="2"/>………………0,20<text:s text:c="17"/><text:s text:c="8"/><text:s/>6,53</text:p><text:p text:style-name="P85"><text:span text:style-name="T86">3.- Base de cotización horas extraordinarias</text:span><text:span text:style-name="T87">:.............<text:s/></text:span><text:span text:style-name="T88">72</text:span><text:span text:style-name="T89"><text:s text:c="35"/></text:span><text:span text:style-name="T90"><text:s/></text:span><text:span text:style-name="T91"><text:s/></text:span><text:span text:style-name="T92">23,60</text:span><text:span text:style-name="T93"><text:s text:c="21"/></text:span><text:span text:style-name="T94"><text:s text:c="3"/></text:span><text:span text:style-name="T95">12,74</text:span></text:p><text:p text:style-name="P96"><text:span text:style-name="T97"><text:s text:c="2"/>4. -</text:span><text:span text:style-name="T98">Base de cotización horas extras por fuerza mayor:…………..</text:span><text:span text:style-name="T99"><text:s text:c="5"/></text:span></text:p><text:p text:style-name="P100"><text:span text:style-name="T101">5.- <text:s/>Base sujeta a retención del<text:s/></text:span><text:span text:style-name="T102">I.R.P.F.:....</text:span><text:span text:style-name="T103">1431,76</text:span><text:span text:style-name="T104">.................. <text:s text:c="2"/></text:span><text:span text:style-name="T105"><text:s text:c="59"/></text:span><text:span text:style-name="T106">TOTAL <text:s/>……</text:span><text:span text:style-name="T107">1,009,32</text:span><text:span text:style-name="T108"><text:s text:c="9"/></text:span></text:p><text:p text:style-name="P109"><text:s text:c="29"/></text:p><text:p text:style-name="P110"/><text:p text:style-name="P111"/></draw:text-box><svg:title/><svg:desc/></draw:frame></text:span><text:span text:style-name="T112">Periodo de Liquidación:<text:s/></text:span><text:span text:style-name="T113">del</text:span><text:span text:style-name="T114"><text:s/></text:span><text:span text:style-name="T115"><text:s/>01 de Septiembre al 30 de Septiembre del</text:span><text:span text:style-name="T116"><text:s text:c="3"/></text:span><text:span text:style-name="T117"><text:s/>20</text:span><text:span text:style-name="T118">19</text:span><text:span text:style-name="T119"><text:s text:c="42"/></text:span><text:span text:style-name="T120"><text:s text:c="7"/></text:span><text:span text:style-name="T121">Total días:</text:span><text:span text:style-name="T122"><text:s/>30</text:span>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Standard"><text:span text:style-name="T128">I</text:span><text:span text:style-name="T129">. DEVENGOS</text:span><text:span text:style-name="T130">: <text:s text:c="9"/></text:span></text:p>
            <text:p text:style-name="Standard"><text:span text:style-name="T131">Percepciones Salariales</text:span><text:span text:style-name="T132">:</text:span></text:p>
            <text:p text:style-name="P133">Salario Base <text:s text:c="3"/>……………………………..…<text:s text:c="10"/><text:s text:c="39"/>1,229,66<text:s/>€<text:s text:c="114"/><text:s text:c="45"/></text:p>
            <text:p text:style-name="P134">Complementos Salariales</text:p>
            <text:p text:style-name="Standard"><text:span text:style-name="T135"><text:s text:c="15"/>Complemento de desarrollo profesional</text:span><text:span text:style-name="T136">………</text:span><text:span text:style-name="T137"><text:s/></text:span><text:span text:style-name="T138"><text:s text:c="31"/></text:span><text:span text:style-name="T139"><text:s/></text:span><text:span text:style-name="T140">64,26</text:span><text:span text:style-name="T141"><text:s/>€</text:span><text:span text:style-name="T142"><text:s text:c="78"/></text:span><text:span text:style-name="T143"><text:s text:c="54"/></text:span><text:span text:style-name="T144"><text:s text:c="60"/></text:span></text:p>
            <text:p text:style-name="Standard"><text:span text:style-name="T145"><text:s text:c="15"/>Complemento especifico del educador infantil</text:span><text:span text:style-name="T146"><text:s/></text:span><text:span text:style-name="T147"><text:s/>………</text:span><text:span text:style-name="T148">…</text:span><text:span text:style-name="T149">…………</text:span><text:span text:style-name="T150"><text:s/></text:span><text:span text:style-name="T151">65,84</text:span><text:span text:style-name="T152"><text:s/>€</text:span><text:span text:style-name="T153"><text:s text:c="71"/></text:span></text:p>
            <text:p text:style-name="P154">Horas extraordinarias...................................................<text:s/>.72<text:s/>€<text:s text:c="58"/></text:p>
            <text:p text:style-name="Standard"><text:span text:style-name="T155">Salario en especie</text:span></text:p>
            <text:p text:style-name="Standard"><text:span text:style-name="T156">Gratificaciones Extraordinarias</text:span><text:span text:style-name="T157">:</text:span></text:p>
            <text:p text:style-name="P158">Percepciones No Salariales</text:p>
            <text:p text:style-name="P159">Indemnizaciones o suplidos</text:p>
            <text:p text:style-name="Standard"><text:span text:style-name="T160">Plus de transporte: <text:s text:c="3"/>………………………………..</text:span></text:p>
            <text:p text:style-name="P161">Prestaciones o<text:s/>indemnizaciones</text:p>
            <text:p text:style-name="P162">de la Seguridad Social....................... <text:s text:c="20"/>_____________________</text:p>
            <text:p text:style-name="P163">Indemnizaciones por traslado,</text:p>
            <text:p text:style-name="P164">suspensiones o despidos.................. <text:s text:c="22"/>_____________________</text:p>
            <text:p text:style-name="P165">Otras percepciones no salariales</text:p>
            <text:p text:style-name="P166">______________________................... <text:s text:c="18"/>_____________________</text:p>
            <text:p text:style-name="Standard"><text:span text:style-name="T167"><text:s text:c="28"/>A.<text:s/></text:span><text:span text:style-name="T168">TOTAL DEVENGADO</text:span><text:span text:style-name="T169">:.............................................................</text:span></text:p>
            <text:p text:style-name="Standard"><text:span text:style-name="T170">II.<text:s/></text:span><text:span text:style-name="T171">DEDUCCIONES:</text:span></text:p>
            <text:p text:style-name="P172">1.Aportación del trabajador a las cotizaciones de la Seguridad Social y conceptos de recaudación conjunta.</text:p>
            <text:p text:style-name="P173"><text:s text:c="72"/>%</text:p>
            <text:p text:style-name="P174"><text:s text:c="8"/>Contingencias comunes........................4,70<text:s text:c="7"/>1359,79<text:s/><text:s text:c="22"/><text:s text:c="2"/><text:s/>63,91</text:p>
            <text:p text:style-name="Standard"><text:span text:style-name="T175"><text:s text:c="8"/></text:span><text:span text:style-name="T176">Desempleo..........................................</text:span><text:span text:style-name="T177">.</text:span><text:span text:style-name="T178">.</text:span><text:span text:style-name="T179">1,55</text:span><text:span text:style-name="T180"><text:s text:c="8"/></text:span><text:span text:style-name="T181">1674,74</text:span><text:span text:style-name="T182"><text:s text:c="25"/></text:span><text:span text:style-name="T183">25,96</text:span></text:p>
            <text:p text:style-name="Standard"><text:span text:style-name="T184"><text:s text:c="8"/>Formación Profesional..........................</text:span><text:span text:style-name="T185">0,10</text:span><text:span text:style-name="T186"><text:s text:c="7"/></text:span><text:span text:style-name="T187">1674,74</text:span><text:span text:style-name="T188"><text:s text:c="23"/></text:span><text:span text:style-name="T189"><text:s text:c="3"/></text:span><text:span text:style-name="T190"><text:s/></text:span><text:span text:style-name="T191">1,67</text:span></text:p>
            <text:p text:style-name="P192"><text:s text:c="8"/>Horas Extraordinarias</text:p>
            <text:p text:style-name="P193"><text:s text:c="11"/>Fuerza Mayor <text:s/>……………..…….... <text:s/>2,00</text:p>
            <text:p text:style-name="P194"><text:s text:c="10"/>Resto horas extraordinarias..................4,70 <text:s text:c="7"/>72,00<text:s text:c="26"/><text:s text:c="3"/><text:s/>3,38</text:p>
            <text:p text:style-name="Standard"><text:span text:style-name="T195"><text:s text:c="9"/>TOTAL APORTA</text:span><text:span text:style-name="T196">CIONES</text:span><text:span text:style-name="T197">..................................................... <text:s text:c="15"/></text:span><text:span text:style-name="T198"><text:s/></text:span><text:span text:style-name="T199">94,92</text:span><text:span text:style-name="T200"><text:s text:c="26"/></text:span></text:p>
            <text:p text:style-name="P201">2. <text:s text:c="5"/>I.R.P.F..................................................16<text:s text:c="11"/><text:s/>1431,76<text:s text:c="24"/>229,08<text:s/></text:p>
            <text:p text:style-name="P202">3. <text:s text:c="5"/>Anticipos………………………………...............</text:p>
            <text:p text:style-name="P203">4. <text:s text:c="4"/>Valor de los productos recibidos en</text:p>
            <text:p text:style-name="P204"><text:s text:c="10"/>Especie + ingreso a cuenta IRPF</text:p>
            <text:p text:style-name="P205">5. <text:s text:c="5"/>Otras deducciones..............................................._____________________</text:p>
            <text:p text:style-name="Standard"><text:span text:style-name="T206"><text:s text:c="17"/>B. TOTAL A DEDUCIR:..................................................</text:span><text:span text:style-name="T207"><text:s text:c="5"/></text:span><text:span text:style-name="T208">324</text:span></text:p>
            <text:p text:style-name="Standard"><text:span text:style-name="T209"><text:s text:c="15"/>LIQUIDO <text:s/>TOTAL A PERCIBIR (A-B)...........................................................</text:span><text:span text:style-name="T210"><text:s text:c="11"/></text:span></text:p>
            <text:p text:style-name="P211"/>
            <text:p text:style-name="P212"><text:s text:c="69"/>En...............................a.......de..............de 20...</text:p>
            <text:p text:style-name="P213">Firma y sello de la Empresa: <text:s text:c="46"/>Recibí: <text:s text:c="7"/></text:p>
            <text:p text:style-name="P214"/>
            <text:p text:style-name="P215"/>
            <text:p text:style-name="P216"/>
          </table:table-cell>
          <table:table-cell table:style-name="TableCell217">
            <text:p text:style-name="P218">TOTALES:</text:p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><text:s text:c="6"/></text:p>
            <text:p text:style-name="P235"/>
            <text:p text:style-name="P236">1431,76</text:p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><text:s/></text:p>
            <text:p text:style-name="P253">1,107.76</text:p>
            <text:p text:style-name="P254"/>
          </table:table-cell>
        </table:table-row>
      </table:table>
      <text:p text:style-name="P255"/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Ysabel Herasme</dc:creator>
    <meta:creation-date>2019-12-17T19:13:00Z</meta:creation-date>
    <dc:date>2019-12-17T23:31:00Z</dc:date>
    <meta:print-date>2007-03-15T12:42:00Z</meta:print-date>
    <meta:template xlink:href="Normal" xlink:type="simple"/>
    <meta:editing-cycles>4</meta:editing-cycles>
    <meta:editing-duration>PT13860S</meta:editing-duration>
    <meta:document-statistic meta:page-count="1" meta:paragraph-count="7" meta:word-count="552" meta:character-count="3583" meta:row-count="25" meta:non-whitespace-character-count="3038"/>
  </office:meta>
</office:document-meta>
</file>